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style:rel-width="100%" fo:margin-left="0in" table:align="left" style:shadow="none"/>
    </style:style>
    <style:style style:name="Таблица1.A" style:family="table-column">
      <style:table-column-properties style:column-width="4.541in" style:rel-column-width="6559*"/>
    </style:style>
    <style:style style:name="Таблица1.B" style:family="table-column">
      <style:table-column-properties style:column-width="2.5319in" style:rel-column-width="3657*"/>
    </style:style>
    <style:style style:name="Таблица1.1" style:family="table-row">
      <style:table-row-properties style:min-row-height="0.2361in"/>
    </style:style>
    <style:style style:name="Таблица1.A1" style:family="table-cell">
      <style:table-cell-properties style:vertical-align="middle" fo:padding="0in" fo:border-left="0.0139in solid #000000" fo:border-right="0.0069in solid #000000" fo:border-top="0.0139in solid #000000" fo:border-bottom="0.0069in solid #000000"/>
    </style:style>
    <style:style style:name="Таблица1.B1" style:family="table-cell">
      <style:table-cell-properties style:vertical-align="middle" fo:padding="0in" fo:border-left="0.0069in solid #000000" fo:border-right="0.0139in solid #000000" fo:border-top="0.0139in solid #000000" fo:border-bottom="0.0069in solid #000000"/>
    </style:style>
    <style:style style:name="Таблица1.A2" style:family="table-cell">
      <style:table-cell-properties style:vertical-align="middle" fo:padding="0in" fo:border-left="0.0139in solid #000000" fo:border-right="0.0069in solid #000000" fo:border-top="0.0069in solid #000000" fo:border-bottom="0.0139in solid #000000"/>
    </style:style>
    <style:style style:name="Таблица1.B2" style:family="table-cell">
      <style:table-cell-properties style:vertical-align="middle" fo:padding="0in" fo:border-left="0.0069in solid #000000" fo:border-right="0.0139in solid #000000" fo:border-top="0.0069in solid #000000" fo:border-bottom="0.0139in solid #000000"/>
    </style:style>
    <style:style style:name="Таблица4" style:family="table">
      <style:table-properties style:width="7.0729in" table:align="margins" style:shadow="none" style:may-break-between-rows="false"/>
    </style:style>
    <style:style style:name="Таблица4.A" style:family="table-column">
      <style:table-column-properties style:column-width="1.1319in" style:rel-column-width="1633*"/>
    </style:style>
    <style:style style:name="Таблица4.B" style:family="table-column">
      <style:table-column-properties style:column-width="0.6604in" style:rel-column-width="952*"/>
    </style:style>
    <style:style style:name="Таблица4.A1" style:family="table-cell">
      <style:table-cell-properties style:vertical-align="middle" fo:padding="0.0403in" fo:border-left="0.0139in solid #000000" fo:border-right="none" fo:border-top="0.0139in solid #000000" fo:border-bottom="0.0007in solid #000000"/>
    </style:style>
    <style:style style:name="Таблица4.B1" style:family="table-cell">
      <style:table-cell-properties style:vertical-align="middle" fo:padding="0.0403in" fo:border-left="0.0007in solid #000000" fo:border-right="none" fo:border-top="0.0139in solid #000000" fo:border-bottom="0.0007in solid #000000"/>
    </style:style>
    <style:style style:name="Таблица4.J1" style:family="table-cell">
      <style:table-cell-properties style:vertical-align="middle" fo:padding="0.0403in" fo:border-left="0.0007in solid #000000" fo:border-right="0.0139in solid #000000" fo:border-top="0.0139in solid #000000" fo:border-bottom="0.0007in solid #000000"/>
    </style:style>
    <style:style style:name="Таблица4.A2" style:family="table-cell">
      <style:table-cell-properties style:vertical-align="middle" fo:padding="0.0403in" fo:border-left="0.0139in solid #000000" fo:border-right="none" fo:border-top="none" fo:border-bottom="0.0007in solid #000000"/>
    </style:style>
    <style:style style:name="Таблица4.B2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Таблица4.J2" style:family="table-cell">
      <style:table-cell-properties fo:padding="0.0403in" fo:border-left="0.0007in solid #000000" fo:border-right="0.0139in solid #000000" fo:border-top="none" fo:border-bottom="0.0007in solid #000000"/>
    </style:style>
    <style:style style:name="Таблица4.J3" style:family="table-cell">
      <style:table-cell-properties style:vertical-align="middle" fo:padding="0.0403in" fo:border-left="0.0007in solid #000000" fo:border-right="0.0139in solid #000000" fo:border-top="none" fo:border-bottom="0.0007in solid #000000"/>
    </style:style>
    <style:style style:name="Таблица4.A8" style:family="table-cell">
      <style:table-cell-properties fo:padding="0.0403in" fo:border-left="0.0139in solid #000000" fo:border-right="0.0139in solid #000000" fo:border-top="none" fo:border-bottom="0.0139in solid #000000"/>
    </style:style>
    <style:style style:name="Таблица2" style:family="table">
      <style:table-properties style:width="7.0729in" table:align="margins" style:shadow="none"/>
    </style:style>
    <style:style style:name="Таблица2.A" style:family="table-column">
      <style:table-column-properties style:column-width="1.0646in" style:rel-column-width="1535*"/>
    </style:style>
    <style:style style:name="Таблица2.B" style:family="table-column">
      <style:table-column-properties style:column-width="0.7514in" style:rel-column-width="1083*"/>
    </style:style>
    <style:style style:name="Таблица2.C" style:family="table-column">
      <style:table-column-properties style:column-width="0.45in" style:rel-column-width="649*"/>
    </style:style>
    <style:style style:name="Таблица2.D" style:family="table-column">
      <style:table-column-properties style:column-width="0.3007in" style:rel-column-width="434*"/>
    </style:style>
    <style:style style:name="Таблица2.E" style:family="table-column">
      <style:table-column-properties style:column-width="0.1493in" style:rel-column-width="215*"/>
    </style:style>
    <style:style style:name="Таблица2.G" style:family="table-column">
      <style:table-column-properties style:column-width="0.1521in" style:rel-column-width="219*"/>
    </style:style>
    <style:style style:name="Таблица2.H" style:family="table-column">
      <style:table-column-properties style:column-width="0.2979in" style:rel-column-width="430*"/>
    </style:style>
    <style:style style:name="Таблица2.I" style:family="table-column">
      <style:table-column-properties style:column-width="0.4528in" style:rel-column-width="653*"/>
    </style:style>
    <style:style style:name="Таблица2.A1" style:family="table-cell">
      <style:table-cell-properties style:vertical-align="middle" fo:padding="0.0382in" fo:border-left="0.0139in solid #000000" fo:border-right="none" fo:border-top="0.0139in solid #000000" fo:border-bottom="0.0007in solid #000000"/>
    </style:style>
    <style:style style:name="Таблица2.B1" style:family="table-cell">
      <style:table-cell-properties style:vertical-align="middle" fo:padding="0.0382in" fo:border-left="0.0007in solid #000000" fo:border-right="none" fo:border-top="0.0139in solid #000000" fo:border-bottom="0.0007in solid #000000"/>
    </style:style>
    <style:style style:name="Таблица2.M1" style:family="table-cell">
      <style:table-cell-properties style:vertical-align="middle" fo:padding="0.0382in" fo:border-left="0.0007in solid #000000" fo:border-right="0.0139in solid #000000" fo:border-top="0.0139in solid #000000" fo:border-bottom="0.0007in solid #000000"/>
    </style:style>
    <style:style style:name="Таблица2.A2" style:family="table-cell">
      <style:table-cell-properties fo:padding="0.0382in" fo:border-left="0.0139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none" fo:border-top="none" fo:border-bottom="0.0007in solid #000000"/>
    </style:style>
    <style:style style:name="Таблица2.M2" style:family="table-cell">
      <style:table-cell-properties style:vertical-align="middle" fo:padding="0.0382in" fo:border-left="0.0007in solid #000000" fo:border-right="0.0139in solid #000000" fo:border-top="none" fo:border-bottom="0.0139in solid #000000"/>
    </style:style>
    <style:style style:name="Таблица2.M3" style:family="table-cell">
      <style:table-cell-properties fo:padding="0.0382in" fo:border-left="0.0007in solid #000000" fo:border-right="0.0139in solid #000000" fo:border-top="none" fo:border-bottom="0.0007in solid #000000"/>
    </style:style>
    <style:style style:name="Таблица2.A4" style:family="table-cell">
      <style:table-cell-properties fo:padding="0.0382in" fo:border-left="0.0139in solid #000000" fo:border-right="none" fo:border-top="none" fo:border-bottom="0.0139in solid #000000"/>
    </style:style>
    <style:style style:name="Таблица2.B4" style:family="table-cell">
      <style:table-cell-properties fo:padding="0.0382in" fo:border-left="0.0007in solid #000000" fo:border-right="none" fo:border-top="none" fo:border-bottom="0.0139in solid #000000"/>
    </style:style>
    <style:style style:name="Таблица2.M4" style:family="table-cell">
      <style:table-cell-properties fo:padding="0.0382in" fo:border-left="0.0007in solid #000000" fo:border-right="0.0139in solid #000000" fo:border-top="none" fo:border-bottom="0.0139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text-properties fo:font-size="6pt" style:font-size-asian="6pt" style:font-size-complex="6pt"/>
    </style:style>
    <style:style style:name="P26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text-align="start" style:justify-single-word="false"/>
      <style:text-properties fo:color="#ff3333" style:font-name="Arial" fo:font-size="9pt" style:font-size-asian="9pt" style:font-size-complex="9pt"/>
    </style:style>
    <style:style style:name="P39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Обычный">
      <style:paragraph-properties fo:text-align="start" style:justify-single-word="false">
        <style:tab-stops>
          <style:tab-stop style:position="5.4547in"/>
        </style:tab-stops>
      </style:paragraph-properties>
    </style:style>
    <style:style style:name="P41" style:family="paragraph" style:parent-style-name="Обычный">
      <style:paragraph-properties fo:text-align="justify" style:justify-single-word="false"/>
    </style:style>
    <style:style style:name="P42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4" style:family="paragraph" style:parent-style-name="Обычный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5" style:family="paragraph" style:parent-style-name="Обычный">
      <style:paragraph-properties fo:text-align="center" style:justify-single-word="false"/>
      <style:text-properties style:font-name="Arial" fo:font-size="11pt" style:font-size-asian="11pt" style:font-size-complex="11pt" style:font-style-complex="italic"/>
    </style:style>
    <style:style style:name="P46" style:family="paragraph" style:parent-style-name="Обычный">
      <style:text-properties style:font-name="Arial" fo:font-size="10pt" style:font-size-asian="10pt" style:font-size-complex="10pt"/>
    </style:style>
    <style:style style:name="P47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9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51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2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3" style:family="paragraph" style:parent-style-name="Обычный">
      <style:paragraph-properties fo:line-height="150%" fo:text-align="center" style:justify-single-word="false"/>
      <style:text-properties style:font-name="Arial" fo:font-size="9pt" style:font-size-asian="9pt" style:font-size-complex="9pt"/>
    </style:style>
    <style:style style:name="P54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5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6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7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58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60" style:family="paragraph" style:parent-style-name="Обычный">
      <style:paragraph-properties fo:text-align="center" style:justify-single-word="false"/>
    </style:style>
    <style:style style:name="P61" style:family="paragraph" style:parent-style-name="Обычный">
      <style:paragraph-properties fo:text-align="justify" style:justify-single-word="false"/>
      <style:text-properties fo:font-size="10pt" style:font-size-asian="10pt" style:font-size-complex="10pt"/>
    </style:style>
    <style:style style:name="P6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63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6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6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0" fo:hyphenation-push-char-count="0"/>
    </style:style>
    <style:style style:name="P6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0" fo:hyphenation-push-char-count="0"/>
    </style:style>
    <style:style style:name="P69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0" fo:hyphenation-push-char-count="0"/>
    </style:style>
    <style:style style:name="P70" style:family="paragraph" style:parent-style-name="Таблица_5f_левый">
      <style:text-properties style:font-name="Arial" fo:font-size="11pt" style:font-size-asian="11pt" style:font-size-complex="11pt"/>
    </style:style>
    <style:style style:name="P71" style:family="paragraph" style:parent-style-name="Абзац_20_списка">
      <style:paragraph-properties fo:text-align="center" style:justify-single-word="false"/>
      <style:text-properties fo:font-size="11pt" style:font-size-asian="11pt" style:font-size-complex="11pt" style:font-style-complex="italic"/>
    </style:style>
    <style:style style:name="P72" style:family="paragraph" style:parent-style-name="Абзац_20_списка">
      <style:paragraph-properties fo:text-align="center" style:justify-single-word="false"/>
    </style:style>
    <style:style style:name="P73" style:family="paragraph" style:parent-style-name="Таблица_5f_центр">
      <style:text-properties style:font-name="Arial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name-complex="Symbol1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weight="normal" style:font-weight-asian="normal" style:font-name-complex="Arial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5" style:family="text">
      <style:text-properties fo:language="ru" fo:country="RU" style:text-underline-style="solid" style:text-underline-width="auto" style:text-underline-color="font-color"/>
    </style:style>
    <style:style style:name="T16" style:family="text">
      <style:text-properties fo:language="ru" fo:country="RU" style:text-underline-style="none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background-color="transparent"/>
    </style:style>
    <style:style style:name="T26" style:family="text">
      <style:text-properties fo:font-size="12pt" fo:language="ru" fo:country="RU" style:font-size-asian="12pt"/>
    </style:style>
    <style:style style:name="T27" style:family="text">
      <style:text-properties fo:font-size="12pt" fo:language="en" fo:country="US" style:font-size-asian="12pt"/>
    </style:style>
    <style:style style:name="T28" style:family="text">
      <style:text-properties style:font-name-complex="Symbol1"/>
    </style:style>
    <style:style style:name="T29" style:family="text">
      <style:text-properties style:text-position="super 58%"/>
    </style:style>
    <style:style style:name="T30" style:family="text">
      <style:text-properties style:text-position="0% 100%" fo:font-style="italic" style:font-style-asian="italic" style:font-name-complex="Symbol1" style:font-style-complex="italic"/>
    </style:style>
    <style:style style:name="T31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32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33" style:family="text">
      <style:text-properties style:text-underline-style="none"/>
    </style:style>
    <style:style style:name="T34" style:family="text">
      <style:text-properties style:use-window-font-color="true" fo:language="ru" fo:country="RU"/>
    </style:style>
    <style:style style:name="T35" style:family="text">
      <style:text-properties style:font-name="Arial" fo:font-size="10pt" style:font-size-asian="10pt" style:font-size-complex="10pt"/>
    </style:style>
    <style:style style:name="T3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3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38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39" style:family="text">
      <style:text-properties style:font-name="Arial" fo:font-size="10pt" fo:language="en" fo:country="US" style:font-size-asian="10pt" style:font-size-complex="10pt"/>
    </style:style>
    <style:style style:name="T40" style:family="text">
      <style:text-properties style:font-name="Arial" fo:font-size="10pt" style:font-name-asian="Symbol" style:font-size-asian="10pt" style:font-name-complex="Symbol" style:font-size-complex="10pt"/>
    </style:style>
    <style:style style:name="T4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4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4" style:family="text">
      <style:text-properties style:font-name="Arial" fo:font-size="10pt" fo:language="ru" fo:country="RU" style:font-size-asian="10pt" style:font-size-complex="10pt"/>
    </style:style>
    <style:style style:name="T45" style:family="text">
      <style:text-properties style:font-name="Arial" fo:font-size="11pt" style:font-size-asian="11pt" style:font-size-complex="11pt"/>
    </style:style>
    <style:style style:name="T4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9" style:family="text">
      <style:text-properties style:font-name="Arial" fo:font-size="11pt" fo:font-weight="bold" style:font-size-asian="11pt" style:font-weight-asian="bold" style:font-size-complex="11pt"/>
    </style:style>
    <style:style style:name="T5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5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6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7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8" style:family="text">
      <style:text-properties style:font-name="Arial" fo:font-size="9pt" fo:language="en" fo:country="US" style:font-size-asian="9pt" style:font-size-complex="9pt"/>
    </style:style>
    <style:style style:name="T59" style:family="text">
      <style:text-properties style:font-name="Arial" fo:font-size="9pt" style:font-size-asian="9pt" style:font-size-complex="9pt"/>
    </style:style>
    <style:style style:name="T60" style:family="text">
      <style:text-properties style:font-name="Arial" fo:font-size="9pt" style:font-size-asian="9pt" style:font-size-complex="9pt" style:font-style-complex="italic"/>
    </style:style>
    <style:style style:name="T61" style:family="text">
      <style:text-properties style:font-name="Arial" fo:font-size="9pt" style:font-name-asian="Symbol" style:font-size-asian="9pt" style:font-name-complex="Symbol" style:font-size-complex="9pt"/>
    </style:style>
    <style:style style:name="T62" style:family="text">
      <style:text-properties style:font-name="Arial" fo:font-weight="bold" style:font-weight-asian="bold" style:font-weight-complex="bold"/>
    </style:style>
    <style:style style:name="T63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64" style:family="text">
      <style:text-properties fo:font-size="11pt" style:font-size-asian="11pt" style:font-size-complex="11pt"/>
    </style:style>
    <style:style style:name="T65" style:family="text">
      <style:text-properties fo:font-size="11pt" style:font-size-asian="11pt" style:font-size-complex="11pt" style:font-style-complex="italic"/>
    </style:style>
    <style:style style:name="T66" style:family="text">
      <style:text-properties style:font-name="Arial" fo:font-size="10pt" fo:language="en" fo:country="US" fo:font-style="italic" style:text-underline-style="none" style:font-size-asian="10pt" style:font-style-asian="italic" style:font-name-complex="Arial" style:font-size-complex="10pt" style:font-style-complex="italic"/>
    </style:style>
    <style:style style:name="T67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68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69" style:family="text">
      <style:text-properties style:text-position="super 64%" style:font-name="Arial" fo:font-size="10pt" style:font-size-asian="10pt" style:font-size-complex="10pt"/>
    </style:style>
    <style:style style:name="T70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71" style:family="text">
      <style:text-properties style:text-position="sub 64%" style:font-name="Arial" fo:font-size="10pt" style:font-size-asian="10pt" style:font-size-complex="10pt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style:text-position="super 65%" style:font-name="Arial" fo:font-size="9pt" style:font-size-asian="9pt" style:font-size-complex="9pt"/>
    </style:style>
    <style:style style:name="T74" style:family="text">
      <style:text-properties fo:font-size="9pt" fo:language="en" fo:country="US" style:font-size-asian="9pt" style:font-size-complex="9pt"/>
    </style:style>
    <style:style style:name="fr1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Протокол № 48-48_______</text:p>
      <text:p text:style-name="P63"/>
      <text:p text:style-name="P41"><text:span text:style-name="Основной_20_шрифт_20_абзаца"><text:span text:style-name="T45">поверки<text:tab/><text:tab/><text:tab/></text:span></text:span><text:span text:style-name="Основной_20_шрифт_20_абзаца"><text:span text:style-name="T55">Дозиметра-радиометра МКС-АТ6130</text:span></text:span></text:p>
      <text:p text:style-name="P42"/>
      <text:p text:style-name="P41"><text:span text:style-name="Основной_20_шрифт_20_абзаца"><text:span text:style-name="T45">№</text:span></text:span><text:span text:style-name="Основной_20_шрифт_20_абзаца"><text:span text:style-name="T46"><text:tab/><text:tab/><text:tab/><text:tab/><text:tab/><text:tab/><text:tab/><text:tab/><text:tab/><text:tab/><text:tab/><text:tab/><text:tab/><text:tab/></text:span></text:span></text:p>
      <text:p text:style-name="P41"><text:span text:style-name="Основной_20_шрифт_20_абзаца"><text:span text:style-name="T45">принадлежащего<text:tab/></text:span></text:span><text:span text:style-name="Основной_20_шрифт_20_абзаца"><text:span text:style-name="T46"><text:tab/><text:tab/><text:tab/><text:tab/><text:tab/><text:tab/><text:tab/><text:tab/><text:tab/><text:tab/><text:tab/></text:span></text:span></text:p>
      <text:p text:style-name="P44"/>
      <text:p text:style-name="P41"><text:span text:style-name="Основной_20_шрифт_20_абзаца"><text:span text:style-name="T50">ИЗГОТОВИТЕЛЬ<text:tab/></text:span></text:span><text:span text:style-name="Основной_20_шрифт_20_абзаца"><text:span text:style-name="T46"><text:tab/><text:tab/><text:tab/></text:span></text:span><text:span text:style-name="Основной_20_шрифт_20_абзаца"><text:span text:style-name="T47">УП «АТОМТЕХ»</text:span></text:span><text:span text:style-name="Основной_20_шрифт_20_абзаца"><text:span text:style-name="T46"><text:tab/></text:span></text:span><text:span text:style-name="Основной_20_шрифт_20_абзаца"><text:span text:style-name="T63"><text:tab/><text:tab/><text:tab/><text:tab/><text:tab/></text:span></text:span></text:p>
      <text:p text:style-name="P56"><text:tab/><text:tab/></text:p>
      <text:p text:style-name="P65"><text:span text:style-name="Основной_20_шрифт_20_абзаца"><text:span text:style-name="T3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3">Т</text:span></text:span><text:span text:style-name="Основной_20_шрифт_20_абзаца"><text:span text:style-name="T35"> =</text:span></text:span><text:span text:style-name="Основной_20_шрифт_20_абзаца"><text:span text:style-name="T36"> <text:s text:c="4"/></text:span></text:span><text:span text:style-name="Основной_20_шрифт_20_абзаца"><text:span text:style-name="T38">°</text:span></text:span><text:span text:style-name="Основной_20_шрифт_20_абзаца"><text:span text:style-name="T43">С</text:span></text:span><text:span text:style-name="Основной_20_шрифт_20_абзаца"><text:span text:style-name="T35">, атмосферном давлении </text:span></text:span><text:span text:style-name="Основной_20_шрифт_20_абзаца"><text:span text:style-name="T43">Р</text:span></text:span><text:span text:style-name="Основной_20_шрифт_20_абзаца"><text:span text:style-name="T35"> =</text:span></text:span><text:span text:style-name="Основной_20_шрифт_20_абзаца"><text:span text:style-name="T36"> <text:s text:c="4"/></text:span></text:span><text:span text:style-name="Основной_20_шрифт_20_абзаца"><text:span text:style-name="T35">кПа, относительной влажности воздуха </text:span></text:span><text:span text:style-name="Основной_20_шрифт_20_абзаца"><text:span text:style-name="T43">р</text:span></text:span><text:span text:style-name="Основной_20_шрифт_20_абзаца"><text:span text:style-name="T35"> =</text:span></text:span><text:span text:style-name="Основной_20_шрифт_20_абзаца"><text:span text:style-name="T36"> <text:s text:c="4"/></text:span></text:span><text:span text:style-name="Основной_20_шрифт_20_абзаца"><text:span text:style-name="T35"><text:s/>%, внешнем фоне γ-излучения </text:span></text:span><text:span text:style-name="Основной_20_шрифт_20_абзаца"><text:span text:style-name="T66">H</text:span></text:span><text:span text:style-name="Основной_20_шрифт_20_абзаца"><text:span text:style-name="T67">*(10) </text:span></text:span><text:span text:style-name="Основной_20_шрифт_20_абзаца"><text:span text:style-name="T35">= </text:span></text:span><text:span text:style-name="Основной_20_шрифт_20_абзаца"><text:span text:style-name="T36"><text:s text:c="6"/></text:span></text:span><text:span text:style-name="Основной_20_шрифт_20_абзаца"><text:span text:style-name="T35">мкЗв/ч, согласно методике, изложенной в МРБ МП. 1196-2013:</text:span></text:span></text:p>
      <text:p text:style-name="P67"><text:span text:style-name="Основной_20_шрифт_20_абзаца"><text:span text:style-name="T44">–</text:span></text:span><text:span text:style-name="Основной_20_шрифт_20_абзаца"><text:span text:style-name="T35"> на дозиметрической установке γ-излучения УДГ-АТ130 №015 рег. №44761-10 (свидетельство о поверке №С-В/26-11-2024/407130134 от 26.11.2024 г. ФГУП «ВНИИМ им. Д.И. Менделеева») в составе с источниками из радионуклида </text:span></text:span><text:span text:style-name="Основной_20_шрифт_20_абзаца"><text:span text:style-name="T69">137</text:span></text:span><text:span text:style-name="Основной_20_шрифт_20_абзаца"><text:span text:style-name="T39">Cs</text:span></text:span><text:span text:style-name="Основной_20_шрифт_20_абзаца"><text:span text:style-name="T35"> типа ИГИ-Ц-9-1 зав. №163, ИГИ-Ц-5-2 зав. №043, ИГИ-Ц-3-20 зав. №08Т, ИГИ-Ц-3-13 зав. №7АТ; ИГИ-Ц-3-5 зав. №07Т, источником из радионуклида </text:span></text:span><text:span text:style-name="Основной_20_шрифт_20_абзаца"><text:span text:style-name="T69">60</text:span></text:span><text:span text:style-name="Основной_20_шрифт_20_абзаца"><text:span text:style-name="T39">Co</text:span></text:span><text:span text:style-name="Основной_20_шрифт_20_абзаца"><text:span text:style-name="T35"> типа ГИК-2-12 зав. №6К8, с относительной погрешностью θ</text:span></text:span><text:span text:style-name="Основной_20_шрифт_20_абзаца"><text:span text:style-name="T71">0 </text:span></text:span><text:span text:style-name="Основной_20_шрифт_20_абзаца"><text:span text:style-name="T35">= ±2,9% при доверительной вероятности Р = 0,95;</text:span></text:span></text:p>
      <text:p text:style-name="P67"><text:span text:style-name="Основной_20_шрифт_20_абзаца"><text:span text:style-name="T35">– на дозиметрической установке γ-излучения УДГ-АТ110 №013 рег. №40425-09 <text:s/>(свидетельство о поверке №С-В/26-11-2024/409219101 от 26.11.2024 г. ФГУП «ВНИИМ им. Д.И. Менделеева) в составе с источником из радионуклида </text:span></text:span><text:span text:style-name="Основной_20_шрифт_20_абзаца"><text:span text:style-name="T69">241</text:span></text:span><text:span text:style-name="Основной_20_шрифт_20_абзаца"><text:span text:style-name="T39">Am</text:span></text:span><text:span text:style-name="Основной_20_шрифт_20_абзаца"><text:span text:style-name="T35"> типа ИГИА-3м. зав. №430, источниками из радионуклида </text:span></text:span><text:span text:style-name="Основной_20_шрифт_20_абзаца"><text:span text:style-name="T69">137</text:span></text:span><text:span text:style-name="Основной_20_шрифт_20_абзаца"><text:span text:style-name="T39">Cs</text:span></text:span><text:span text:style-name="Основной_20_шрифт_20_абзаца"><text:span text:style-name="T35"> типа ИГИ-Ц-3-12 зав. №39Т, ИГИ-Ц-3-1 зав. №2АА, ИГИ-Ц-3-4 зав. №28С, источником из радионуклида </text:span></text:span><text:span text:style-name="Основной_20_шрифт_20_абзаца"><text:span text:style-name="T69">60</text:span></text:span><text:span text:style-name="Основной_20_шрифт_20_абзаца"><text:span text:style-name="T39">Co</text:span></text:span><text:span text:style-name="Основной_20_шрифт_20_абзаца"><text:span text:style-name="T35"> типа К/ГИК-1-2 зав. №К/555, источником из радионуклида </text:span></text:span><text:span text:style-name="Основной_20_шрифт_20_абзаца"><text:span text:style-name="T69">109</text:span></text:span><text:span text:style-name="Основной_20_шрифт_20_абзаца"><text:span text:style-name="T39">Cd</text:span></text:span><text:span text:style-name="Основной_20_шрифт_20_абзаца"><text:span text:style-name="T35"> типа </text:span></text:span><text:span text:style-name="Основной_20_шрифт_20_абзаца"><text:span text:style-name="T39">XCd</text:span></text:span><text:span text:style-name="Основной_20_шрифт_20_абзаца"><text:span text:style-name="T35">9.06 зав. №2464.24, с относительной погрешностью θ</text:span></text:span><text:span text:style-name="Основной_20_шрифт_20_абзаца"><text:span text:style-name="T71">0 </text:span></text:span><text:span text:style-name="Основной_20_шрифт_20_абзаца"><text:span text:style-name="T35">= ±2,9% при доверительной вероятности Р = 0,95;</text:span></text:span></text:p>
      <text:p text:style-name="P67"><text:span text:style-name="Основной_20_шрифт_20_абзаца"><text:span text:style-name="T35">– по образцовым источникам β-излучения из радионуклида </text:span></text:span><text:span text:style-name="Основной_20_шрифт_20_абзаца"><text:span text:style-name="T69">90</text:span></text:span><text:span text:style-name="Основной_20_шрифт_20_абзаца"><text:span text:style-name="T39">Sr</text:span></text:span><text:span text:style-name="Основной_20_шрифт_20_абзаца"><text:span text:style-name="T35">+</text:span></text:span><text:span text:style-name="Основной_20_шрифт_20_абзаца"><text:span text:style-name="T69">90</text:span></text:span><text:span text:style-name="Основной_20_шрифт_20_абзаца"><text:span text:style-name="T39">Y</text:span></text:span><text:span text:style-name="Основной_20_шрифт_20_абзаца"><text:span text:style-name="T35"> типа 4СО зав. №660 (св. №0018602-4825-</text:span></text:span><text:span text:style-name="Основной_20_шрифт_20_абзаца"><text:span text:style-name="T39">B</text:span></text:span><text:span text:style-name="Основной_20_шрифт_20_абзаца"><text:span text:style-name="T35"> от 22.07.2025 г.), зав. №661 (св. №0018603-4825-</text:span></text:span><text:span text:style-name="Основной_20_шрифт_20_абзаца"><text:span text:style-name="T39">B</text:span></text:span><text:span text:style-name="Основной_20_шрифт_20_абзаца"><text:span text:style-name="T35"> от 22.07.2025 г.), зав. №662 (св. №0018604-4825-</text:span></text:span><text:span text:style-name="Основной_20_шрифт_20_абзаца"><text:span text:style-name="T39">B</text:span></text:span><text:span text:style-name="Основной_20_шрифт_20_абзаца"><text:span text:style-name="T35"> от 22.07.2025 г.) с относительной погрешностью θ</text:span></text:span><text:span text:style-name="Основной_20_шрифт_20_абзаца"><text:span text:style-name="T71">0 </text:span></text:span><text:span text:style-name="Основной_20_шрифт_20_абзаца"><text:span text:style-name="T35">= ±6% при доверительной вероятности </text:span></text:span><text:span text:style-name="Основной_20_шрифт_20_абзаца"><text:span text:style-name="T39">P</text:span></text:span><text:span text:style-name="Основной_20_шрифт_20_абзаца"><text:span text:style-name="T35"> = 0,95.</text:span></text:span></text:p>
      <text:p text:style-name="P47"/>
      <text:p text:style-name="P47">Диапазон измерений прибора и допускаемая относительная погрешность при Р = 0,95:</text:p>
      <text:p text:style-name="P65"><text:span text:style-name="Основной_20_шрифт_20_абзаца"><text:span text:style-name="T35">– по мощности амбиентного эквивалента дозы: <text:tab/>от 0,1 до 10</text:span></text:span><text:span text:style-name="Основной_20_шрифт_20_абзаца"><text:span text:style-name="T69">4</text:span></text:span><text:span text:style-name="Основной_20_шрифт_20_абзаца"><text:span text:style-name="T35"> мкЗв/ч<text:tab/><text:tab/></text:span></text:span><text:span text:style-name="Основной_20_шрифт_20_абзаца"><text:span text:style-name="T40">±</text:span></text:span><text:span text:style-name="Основной_20_шрифт_20_абзаца"><text:span text:style-name="T35">20 %;</text:span></text:span></text:p>
      <text:p text:style-name="P65"><text:span text:style-name="Основной_20_шрифт_20_абзаца"><text:span text:style-name="T35">– по плотности потока бета-частиц:<text:tab/><text:tab/><text:tab/>от 10 до 10</text:span></text:span><text:span text:style-name="Основной_20_шрифт_20_абзаца"><text:span text:style-name="T69">4</text:span></text:span><text:span text:style-name="Основной_20_шрифт_20_абзаца"><text:span text:style-name="T35"> мин</text:span></text:span><text:span text:style-name="Основной_20_шрифт_20_абзаца"><text:span text:style-name="T69">-1 </text:span></text:span><text:span text:style-name="Основной_20_шрифт_20_абзаца"><text:span text:style-name="T32">⋅</text:span></text:span><text:span text:style-name="Основной_20_шрифт_20_абзаца"><text:span text:style-name="T70"> </text:span></text:span><text:span text:style-name="Основной_20_шрифт_20_абзаца"><text:span text:style-name="T35">см</text:span></text:span><text:span text:style-name="Основной_20_шрифт_20_абзаца"><text:span text:style-name="T69">-2</text:span></text:span><text:span text:style-name="Основной_20_шрифт_20_абзаца"><text:span text:style-name="T35"><text:tab/><text:tab/></text:span></text:span><text:span text:style-name="Основной_20_шрифт_20_абзаца"><text:span text:style-name="T40">±</text:span></text:span><text:span text:style-name="Основной_20_шрифт_20_абзаца"><text:span text:style-name="T35">20 %.</text:span></text:span></text:p>
      <text:p text:style-name="P66"/>
      <text:p text:style-name="P41"><text:span text:style-name="T51">1. Внешний осмотр (Соответствует МП):</text:span><text:span text:style-name="T52"><text:tab/></text:span><text:span text:style-name="Основной_20_шрифт_20_абзаца"><text:span text:style-name="T49">ДА </text:span></text:span><text:span text:style-name="Основной_20_шрифт_20_абзаца"><text:span text:style-name="T56">□</text:span></text:span><text:span text:style-name="Основной_20_шрифт_20_абзаца"><text:span text:style-name="T53"><text:tab/></text:span></text:span><text:span text:style-name="Основной_20_шрифт_20_абзаца"><text:span text:style-name="T49"><text:tab/>НЕТ </text:span></text:span><text:span text:style-name="Основной_20_шрифт_20_абзаца"><text:span text:style-name="T56">□</text:span></text:span></text:p>
      <text:p text:style-name="P41"><text:span text:style-name="Основной_20_шрифт_20_абзаца"><text:span text:style-name="T56"/></text:span></text:p>
      <text:p text:style-name="P41"><text:span text:style-name="T48">2. Опробование (Соответствует МП):</text:span><text:span text:style-name="T54"><text:tab/><text:tab/></text:span><text:span text:style-name="Основной_20_шрифт_20_абзаца"><text:span text:style-name="T49">ДА </text:span></text:span><text:span text:style-name="Основной_20_шрифт_20_абзаца"><text:span text:style-name="T56">□</text:span></text:span><text:span text:style-name="Основной_20_шрифт_20_абзаца"><text:span text:style-name="T53"><text:tab/></text:span></text:span><text:span text:style-name="Основной_20_шрифт_20_абзаца"><text:span text:style-name="T49"><text:tab/>НЕТ </text:span></text:span><text:span text:style-name="Основной_20_шрифт_20_абзаца"><text:span text:style-name="T56">□</text:span></text:span></text:p>
      <text:p text:style-name="P5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0">Идентификационное наименование ПО</text:p>
          </table:table-cell>
          <table:table-cell table:style-name="Таблица1.B1" office:value-type="string">
            <text:p text:style-name="P73">АТ6130</text:p>
          </table:table-cell>
        </table:table-row>
        <table:table-row table:style-name="Таблица1.1">
          <table:table-cell table:style-name="Таблица1.A2" office:value-type="string">
            <text:p text:style-name="P70">Номер версии (идентификационный номер) ПО</text:p>
          </table:table-cell>
          <table:table-cell table:style-name="Таблица1.B2" office:value-type="string">
            <text:p text:style-name="P73">1.0</text:p>
          </table:table-cell>
        </table:table-row>
      </table:table>
      <text:p text:style-name="P44"/>
      <text:p text:style-name="P43">3. Определение метрологических характеристик:</text:p>
      <text:p text:style-name="P41"><text:span text:style-name="Основной_20_шрифт_20_абзаца"><text:span text:style-name="T41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42">γ-излучения</text:span></text:span><text:span text:style-name="Основной_20_шрифт_20_абзаца"><text:span text:style-name="T41">:</text:span></text:span></text:p>
      <text:p text:style-name="P41"><text:span text:style-name="Основной_20_шрифт_20_абзаца"><text:span text:style-name="T50"/></text:span></text:p>
      <text:p text:style-name="P48"><text:span text:style-name="T72">МКС-АТ6130 зав. №</text:span></text:p>
      <table:table table:name="Таблица4" table:style-name="Таблица4">
        <table:table-column table:style-name="Таблица4.A"/>
        <table:table-column table:style-name="Таблица4.B" table:number-columns-repeated="9"/>
        <table:table-row>
          <table:table-cell table:style-name="Таблица4.A1" office:value-type="string">
            <text:p text:style-name="P36"><draw:frame draw:style-name="fr1" draw:name="Объект6" text:anchor-type="as-char" svg:width="0.6346in" style:rel-width="scale" svg:height="0.2335in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51">№ ист.</text:p>
          </table:table-cell>
          <table:table-cell table:style-name="Таблица4.B1" office:value-type="string">
            <text:p text:style-name="P60"><text:span text:style-name="Основной_20_шрифт_20_абзаца"><text:span text:style-name="T57">d</text:span></text:span><text:span text:style-name="T59">, см</text:span></text:p>
          </table:table-cell>
          <table:table-cell table:style-name="Таблица4.B1" table:number-columns-spanned="3" office:value-type="string">
            <text:p text:style-name="P36">Показания прибора, <text:s text:c="4"/><draw:frame draw:style-name="fr1" draw:name="Объект1" text:anchor-type="as-char" svg:width="0.5909in" style:rel-width="scale" svg:height="0.2335in" style:rel-height="scale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covered-table-cell/>
          <table:covered-table-cell/>
          <table:table-cell table:style-name="Таблица4.B1" office:value-type="string">
            <text:p text:style-name="P36"><draw:frame draw:style-name="fr1" draw:name="Объект2" text:anchor-type="as-char" svg:width="0.5909in" style:rel-width="scale" svg:height="0.2354in" style:rel-height="scale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60"><text:span text:style-name="T59"><draw:frame draw:style-name="fr1" draw:name="Объект3" text:anchor-type="as-char" svg:width="0.3555in" style:rel-width="scale" svg:height="0.2091in" style:rel-height="scale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Основной_20_шрифт_20_абзаца"><text:span text:style-name="T60">,</text:span></text:span></text:p>
            <text:p text:style-name="P52">%</text:p>
          </table:table-cell>
          <table:table-cell table:style-name="Таблица4.B1" office:value-type="string">
            <text:p text:style-name="P60"><text:span text:style-name="T59"><draw:frame draw:style-name="fr1" draw:name="Объект4" text:anchor-type="as-char" svg:width="0.3728in" style:rel-width="scale" svg:height="0.2091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Основной_20_шрифт_20_абзаца"><text:span text:style-name="T60">,</text:span></text:span></text:p>
            <text:p text:style-name="P54">%</text:p>
          </table:table-cell>
          <table:table-cell table:style-name="Таблица4.J1" office:value-type="string">
            <text:p text:style-name="P60"><text:span text:style-name="T59"><draw:frame draw:style-name="fr1" draw:name="Объект5" text:anchor-type="as-char" svg:width="0.3799in" style:rel-width="scale" svg:height="0.2091in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Основной_20_шрифт_20_абзаца"><text:span text:style-name="T60">,</text:span></text:span></text:p>
            <text:p text:style-name="P52">%</text:p>
          </table:table-cell>
        </table:table-row>
        <table:table-row>
          <table:table-cell table:style-name="Таблица4.A2" office:value-type="string">
            <text:p text:style-name="P36">фон (мкЗв/ч)</text:p>
          </table:table-cell>
          <table:table-cell table:style-name="Таблица4.B2" office:value-type="string">
            <text:p text:style-name="P33">—</text:p>
          </table:table-cell>
          <table:table-cell table:style-name="Таблица4.B2" office:value-type="string">
            <text:p text:style-name="P33">—</text:p>
          </table:table-cell>
          <table:table-cell table:style-name="Таблица4.B2" office:value-type="string">
            <text:p text:style-name="P33">0,10</text:p>
          </table:table-cell>
          <table:table-cell table:style-name="Таблица4.B2" office:value-type="string">
            <text:p text:style-name="P33">0,10</text:p>
          </table:table-cell>
          <table:table-cell table:style-name="Таблица4.B2" office:value-type="string">
            <text:p text:style-name="P33">0,10</text:p>
          </table:table-cell>
          <table:table-cell table:style-name="Таблица4.B2" office:value-type="string">
            <text:p text:style-name="P33">0,10</text:p>
          </table:table-cell>
          <table:table-cell table:style-name="Таблица4.B2" office:value-type="string">
            <text:p text:style-name="P33">—</text:p>
          </table:table-cell>
          <table:table-cell table:style-name="Таблица4.B2" office:value-type="string">
            <text:p text:style-name="P33">—</text:p>
          </table:table-cell>
          <table:table-cell table:style-name="Таблица4.J2" office:value-type="string">
            <text:p text:style-name="P33">—</text:p>
          </table:table-cell>
        </table:table-row>
        <table:table-row>
          <table:table-cell table:style-name="Таблица4.A2" office:value-type="string">
            <text:p text:style-name="P51">0,7 мкЗв/ч</text:p>
          </table:table-cell>
          <table:table-cell table:style-name="Таблица4.B2" office:value-type="string">
            <text:p text:style-name="P51">28С</text:p>
          </table:table-cell>
          <table:table-cell table:style-name="Таблица4.B2" office:value-type="string">
            <text:p text:style-name="P60"><text:span text:style-name="Основной_20_шрифт_20_абзаца"><text:span text:style-name="T58">263</text:span></text:span><text:span text:style-name="T59">,</text:span><text:span text:style-name="Основной_20_шрифт_20_абзаца"><text:span text:style-name="T58">2</text:span></text:span></text:p>
          </table:table-cell>
          <table:table-cell table:style-name="Таблица4.B2" office:value-type="string">
            <text:p text:style-name="P60"><text:span text:style-name="T59">0,7</text:span><text:span text:style-name="Основной_20_шрифт_20_абзаца"><text:span text:style-name="T58">1</text:span></text:span></text:p>
          </table:table-cell>
          <table:table-cell table:style-name="Таблица4.B2" office:value-type="string">
            <text:p text:style-name="P51">0,72</text:p>
          </table:table-cell>
          <table:table-cell table:style-name="Таблица4.B2" office:value-type="string">
            <text:p text:style-name="P60"><text:span text:style-name="T59">0,7</text:span><text:span text:style-name="Основной_20_шрифт_20_абзаца"><text:span text:style-name="T58">0</text:span></text:span></text:p>
          </table:table-cell>
          <table:table-cell table:style-name="Таблица4.B2" office:value-type="string">
            <text:p text:style-name="P60"><text:span text:style-name="T59">0,7</text:span><text:span text:style-name="Основной_20_шрифт_20_абзаца"><text:span text:style-name="T58">1</text:span></text:span></text:p>
          </table:table-cell>
          <table:table-cell table:style-name="Таблица4.B2" office:value-type="string">
            <text:p text:style-name="P60"><text:span text:style-name="Основной_20_шрифт_20_абзаца"><text:span text:style-name="T58">1</text:span></text:span><text:span text:style-name="T59">,</text:span><text:span text:style-name="Основной_20_шрифт_20_абзаца"><text:span text:style-name="T58">43</text:span></text:span></text:p>
          </table:table-cell>
          <table:table-cell table:style-name="Таблица4.B2" office:value-type="string">
            <text:p text:style-name="P51">3,56</text:p>
          </table:table-cell>
          <table:table-cell table:style-name="Таблица4.J3" table:number-rows-spanned="5" office:value-type="string">
            <text:p text:style-name="P6">±<text:span text:style-name="T9">20</text:span></text:p>
          </table:table-cell>
        </table:table-row>
        <table:table-row>
          <table:table-cell table:style-name="Таблица4.A2" office:value-type="string">
            <text:p text:style-name="P51">7,0 мкЗв/ч</text:p>
          </table:table-cell>
          <table:table-cell table:style-name="Таблица4.B2" office:value-type="string">
            <text:p text:style-name="P51">28С</text:p>
          </table:table-cell>
          <table:table-cell table:style-name="Таблица4.B2" office:value-type="string">
            <text:p text:style-name="P51">84,4</text:p>
          </table:table-cell>
          <table:table-cell table:style-name="Таблица4.B2" office:value-type="string">
            <text:p text:style-name="P51">7,1</text:p>
          </table:table-cell>
          <table:table-cell table:style-name="Таблица4.B2" office:value-type="string">
            <text:p text:style-name="P51">7,2</text:p>
          </table:table-cell>
          <table:table-cell table:style-name="Таблица4.B2" office:value-type="string">
            <text:p text:style-name="P51">7,1</text:p>
          </table:table-cell>
          <table:table-cell table:style-name="Таблица4.B2" office:value-type="string">
            <text:p text:style-name="P51">7,1</text:p>
          </table:table-cell>
          <table:table-cell table:style-name="Таблица4.B2" office:value-type="string">
            <text:p text:style-name="P51">1,43</text:p>
          </table:table-cell>
          <table:table-cell table:style-name="Таблица4.B2" office:value-type="string">
            <text:p text:style-name="P51">3,56</text:p>
          </table:table-cell>
          <table:covered-table-cell/>
        </table:table-row>
        <table:table-row>
          <table:table-cell table:style-name="Таблица4.A2" office:value-type="string">
            <text:p text:style-name="P51">70 мкЗв/ч</text:p>
          </table:table-cell>
          <table:table-cell table:style-name="Таблица4.B2" office:value-type="string">
            <text:p text:style-name="P51">39Т</text:p>
          </table:table-cell>
          <table:table-cell table:style-name="Таблица4.B2" office:value-type="string">
            <text:p text:style-name="P51">215,7</text:p>
          </table:table-cell>
          <table:table-cell table:style-name="Таблица4.B2" office:value-type="string">
            <text:p text:style-name="P51">72</text:p>
          </table:table-cell>
          <table:table-cell table:style-name="Таблица4.B2" office:value-type="string">
            <text:p text:style-name="P51">71</text:p>
          </table:table-cell>
          <table:table-cell table:style-name="Таблица4.B2" office:value-type="string">
            <text:p text:style-name="P51">70</text:p>
          </table:table-cell>
          <table:table-cell table:style-name="Таблица4.B2" office:value-type="string">
            <text:p text:style-name="P51">71</text:p>
          </table:table-cell>
          <table:table-cell table:style-name="Таблица4.B2" office:value-type="string">
            <text:p text:style-name="P51">1,43</text:p>
          </table:table-cell>
          <table:table-cell table:style-name="Таблица4.B2" office:value-type="string">
            <text:p text:style-name="P51">3,56</text:p>
          </table:table-cell>
          <table:covered-table-cell/>
        </table:table-row>
        <table:table-row>
          <table:table-cell table:style-name="Таблица4.A2" office:value-type="string">
            <text:p text:style-name="P51">0,70 мЗв/ч</text:p>
          </table:table-cell>
          <table:table-cell table:style-name="Таблица4.B2" office:value-type="string">
            <text:p text:style-name="P51">08Т</text:p>
          </table:table-cell>
          <table:table-cell table:style-name="Таблица4.B2" office:value-type="string">
            <text:p text:style-name="P51">185,8</text:p>
          </table:table-cell>
          <table:table-cell table:style-name="Таблица4.B2" office:value-type="string">
            <text:p text:style-name="P51">0,69</text:p>
          </table:table-cell>
          <table:table-cell table:style-name="Таблица4.B2" office:value-type="string">
            <text:p text:style-name="P51">0,70</text:p>
          </table:table-cell>
          <table:table-cell table:style-name="Таблица4.B2" office:value-type="string">
            <text:p text:style-name="P51">0,71</text:p>
          </table:table-cell>
          <table:table-cell table:style-name="Таблица4.B2" office:value-type="string">
            <text:p text:style-name="P51">0,7</text:p>
          </table:table-cell>
          <table:table-cell table:style-name="Таблица4.B2" office:value-type="string">
            <text:p text:style-name="P51">0</text:p>
          </table:table-cell>
          <table:table-cell table:style-name="Таблица4.B2" office:value-type="string">
            <text:p text:style-name="P51">3,19</text:p>
          </table:table-cell>
          <table:covered-table-cell/>
        </table:table-row>
        <table:table-row>
          <table:table-cell table:style-name="Таблица4.A2" office:value-type="string">
            <text:p text:style-name="P51">7,0 мЗв/ч</text:p>
          </table:table-cell>
          <table:table-cell table:style-name="Таблица4.B2" office:value-type="string">
            <text:p text:style-name="P51">043</text:p>
          </table:table-cell>
          <table:table-cell table:style-name="Таблица4.B2" office:value-type="string">
            <text:p text:style-name="P51">342,6</text:p>
          </table:table-cell>
          <table:table-cell table:style-name="Таблица4.B2" office:value-type="string">
            <text:p text:style-name="P51">6,9</text:p>
          </table:table-cell>
          <table:table-cell table:style-name="Таблица4.B2" office:value-type="string">
            <text:p text:style-name="P51">7,2</text:p>
          </table:table-cell>
          <table:table-cell table:style-name="Таблица4.B2" office:value-type="string">
            <text:p text:style-name="P51">7,1</text:p>
          </table:table-cell>
          <table:table-cell table:style-name="Таблица4.B2" office:value-type="string">
            <text:p text:style-name="P51">7,1</text:p>
          </table:table-cell>
          <table:table-cell table:style-name="Таблица4.B2" office:value-type="string">
            <text:p text:style-name="P51">1,43</text:p>
          </table:table-cell>
          <table:table-cell table:style-name="Таблица4.B2" office:value-type="string">
            <text:p text:style-name="P51">3,56</text:p>
          </table:table-cell>
          <table:covered-table-cell/>
        </table:table-row>
        <table:table-row>
          <table:table-cell table:style-name="Таблица4.A8" table:number-columns-spanned="10" office:value-type="string">
            <text:p text:style-name="P38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45"/>
      <text:p text:style-name="P60"><draw:frame draw:style-name="fr1" draw:name="8" text:anchor-type="as-char" svg:width="2.2071in" style:rel-width="scale" svg:height="0.4929in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64"><text:tab/></text:span></text:span><draw:frame draw:style-name="fr1" draw:name="9" text:anchor-type="as-char" svg:width="1.4681in" style:rel-width="scale" svg:height="0.2508in" style:rel-height="scale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7"/>
      <text:p text:style-name="P57"/>
      <text:p text:style-name="P57"><text:soft-page-break/></text:p>
      <text:p text:style-name="P61"><text:span text:style-name="T62">3.2 Определение основной относительной погрешности при измерении плотности потока β-частиц:</text:span></text:p>
      <text:p text:style-name="P61"><text:span text:style-name="T62"/></text:p>
      <text:p text:style-name="P48"><text:span text:style-name="T72">МКС-АТ6130 зав. №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column table:style-name="Таблица2.I"/>
        <table:table-column table:style-name="Таблица2.B" table:number-columns-repeated="4"/>
        <table:table-row>
          <table:table-cell table:style-name="Таблица2.A1" office:value-type="string">
            <text:p text:style-name="P51"><draw:frame draw:style-name="fr1" draw:name="Объект7" text:anchor-type="as-char" svg:width="0.2693in" style:rel-width="scale" svg:height="0.2098in" style:rel-height="scale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58"><text:span text:style-name="T59">мин</text:span><text:span text:style-name="Основной_20_шрифт_20_абзаца"><text:span text:style-name="T73">-1</text:span></text:span><text:span text:style-name="Основной_20_шрифт_20_абзаца"><text:span text:style-name="T61"></text:span></text:span><text:span text:style-name="T59">см</text:span><text:span text:style-name="Основной_20_шрифт_20_абзаца"><text:span text:style-name="T73">-2</text:span></text:span></text:p>
          </table:table-cell>
          <table:table-cell table:style-name="Таблица2.B1" office:value-type="string">
            <text:p text:style-name="P51">№ ист.</text:p>
          </table:table-cell>
          <table:table-cell table:style-name="Таблица2.B1" table:number-columns-spanned="7" office:value-type="string">
            <text:p text:style-name="P51"><draw:frame draw:style-name="fr1" draw:name="Объект8" text:anchor-type="as-char" svg:width="0.2071in" style:rel-width="scale" svg:height="0.2098in" style:rel-height="scale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58"><text:span text:style-name="T59">мин</text:span><text:span text:style-name="Основной_20_шрифт_20_абзаца"><text:span text:style-name="T73">-1</text:span></text:span><text:span text:style-name="Основной_20_шрифт_20_абзаца"><text:span text:style-name="T32">⋅</text:span></text:span><text:span text:style-name="Основной_20_шрифт_20_абзаца"><text:span text:style-name="T70"> </text:span></text:span><text:span text:style-name="T59">см</text:span><text:span text:style-name="Основной_20_шрифт_20_абзаца"><text:span text:style-name="T73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" office:value-type="string">
            <text:p text:style-name="P51"><draw:frame draw:style-name="fr1" draw:name="Объект9" text:anchor-type="as-char" svg:width="0.2071in" style:rel-width="scale" svg:height="0.2098in" style:rel-height="scale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60"><text:span text:style-name="T59">мин</text:span><text:span text:style-name="Основной_20_шрифт_20_абзаца"><text:span text:style-name="T73">-1</text:span></text:span><text:span text:style-name="Основной_20_шрифт_20_абзаца"><text:span text:style-name="T32">⋅</text:span></text:span><text:span text:style-name="Основной_20_шрифт_20_абзаца"><text:span text:style-name="T70"> </text:span></text:span><text:span text:style-name="T59">см</text:span><text:span text:style-name="Основной_20_шрифт_20_абзаца"><text:span text:style-name="T73">-2</text:span></text:span></text:p>
          </table:table-cell>
          <table:table-cell table:style-name="Таблица2.B1" office:value-type="string">
            <text:p text:style-name="P60"><text:span text:style-name="T59"><draw:frame draw:style-name="fr1" draw:name="Объект10" text:anchor-type="as-char" svg:width="0.3555in" style:rel-width="scale" svg:height="0.2098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60">,</text:span></text:span></text:p>
            <text:p text:style-name="P52">%</text:p>
          </table:table-cell>
          <table:table-cell table:style-name="Таблица2.B1" office:value-type="string">
            <text:p text:style-name="P60"><text:span text:style-name="T59"><draw:frame draw:style-name="fr1" draw:name="Объект11" text:anchor-type="as-char" svg:width="0.3728in" style:rel-width="scale" svg:height="0.2098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60">,</text:span></text:span></text:p>
            <text:p text:style-name="P54">%</text:p>
          </table:table-cell>
          <table:table-cell table:style-name="Таблица2.M1" office:value-type="string">
            <text:p text:style-name="P60"><text:span text:style-name="T59"><draw:frame draw:style-name="fr1" draw:name="Объект12" text:anchor-type="as-char" svg:width="0.3799in" style:rel-width="scale" svg:height="0.2098in" style:rel-height="scale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60">,</text:span></text:span></text:p>
            <text:p text:style-name="P52">%</text:p>
          </table:table-cell>
        </table:table-row>
        <table:table-row>
          <table:table-cell table:style-name="Таблица2.A2" office:value-type="string">
            <text:p text:style-name="P51">88</text:p>
          </table:table-cell>
          <table:table-cell table:style-name="Таблица2.B2" office:value-type="string">
            <text:p text:style-name="P55">660</text:p>
          </table:table-cell>
          <table:table-cell table:style-name="Таблица2.B2" office:value-type="string">
            <text:p text:style-name="P60"><text:span text:style-name="Основной_20_шрифт_20_абзаца"><text:span text:style-name="T58">94</text:span></text:span><text:span text:style-name="T59">,</text:span><text:span text:style-name="Основной_20_шрифт_20_абзаца"><text:span text:style-name="T58">0</text:span></text:span></text:p>
          </table:table-cell>
          <table:table-cell table:style-name="Таблица2.B2" table:number-columns-spanned="2" office:value-type="string">
            <text:p text:style-name="P51">95,1</text:p>
          </table:table-cell>
          <table:covered-table-cell/>
          <table:table-cell table:style-name="Таблица2.B2" office:value-type="string">
            <text:p text:style-name="P51">89,8</text:p>
          </table:table-cell>
          <table:table-cell table:style-name="Таблица2.B2" table:number-columns-spanned="2" office:value-type="string">
            <text:p text:style-name="P51">89,9</text:p>
          </table:table-cell>
          <table:covered-table-cell/>
          <table:table-cell table:style-name="Таблица2.B2" office:value-type="string">
            <text:p text:style-name="P51">93,0</text:p>
          </table:table-cell>
          <table:table-cell table:style-name="Таблица2.B2" office:value-type="string">
            <text:p text:style-name="P53">92,4</text:p>
          </table:table-cell>
          <table:table-cell table:style-name="Таблица2.B2" office:value-type="string">
            <text:p text:style-name="P53">5,00</text:p>
          </table:table-cell>
          <table:table-cell table:style-name="Таблица2.B2" office:value-type="string">
            <text:p text:style-name="P53">8,59</text:p>
          </table:table-cell>
          <table:table-cell table:style-name="Таблица2.M2" table:number-rows-spanned="3" office:value-type="string">
            <text:p text:style-name="P59"><text:span text:style-name="Основной_20_шрифт_20_абзаца"><text:span text:style-name="T68">±</text:span></text:span><text:span text:style-name="Основной_20_шрифт_20_абзаца"><text:span text:style-name="T58">20</text:span></text:span></text:p>
          </table:table-cell>
        </table:table-row>
        <table:table-row>
          <table:table-cell table:style-name="Таблица2.A2" office:value-type="string">
            <text:p text:style-name="P51">285</text:p>
          </table:table-cell>
          <table:table-cell table:style-name="Таблица2.B2" office:value-type="string">
            <text:p text:style-name="P55">661</text:p>
          </table:table-cell>
          <table:table-cell table:style-name="Таблица2.B2" table:number-columns-spanned="2" office:value-type="string">
            <text:p text:style-name="P53">293</text:p>
          </table:table-cell>
          <table:covered-table-cell/>
          <table:table-cell table:style-name="Таблица2.B2" table:number-columns-spanned="3" office:value-type="string">
            <text:p text:style-name="P53">288</text:p>
          </table:table-cell>
          <table:covered-table-cell/>
          <table:covered-table-cell/>
          <table:table-cell table:style-name="Таблица2.B2" table:number-columns-spanned="2" office:value-type="string">
            <text:p text:style-name="P53">286</text:p>
          </table:table-cell>
          <table:covered-table-cell/>
          <table:table-cell table:style-name="Таблица2.B2" office:value-type="string">
            <text:p text:style-name="P53">289</text:p>
          </table:table-cell>
          <table:table-cell table:style-name="Таблица2.B2" office:value-type="string">
            <text:p text:style-name="P53">1,40</text:p>
          </table:table-cell>
          <table:table-cell table:style-name="Таблица2.B2" office:value-type="string">
            <text:p text:style-name="P53">6,78</text:p>
          </table:table-cell>
          <table:covered-table-cell/>
        </table:table-row>
        <table:table-row>
          <table:table-cell table:style-name="Таблица2.A4" office:value-type="string">
            <text:p text:style-name="P51">5230</text:p>
          </table:table-cell>
          <table:table-cell table:style-name="Таблица2.B4" office:value-type="string">
            <text:p text:style-name="P55">662</text:p>
          </table:table-cell>
          <table:table-cell table:style-name="Таблица2.B4" table:number-columns-spanned="2" office:value-type="string">
            <text:p text:style-name="P53">4701</text:p>
          </table:table-cell>
          <table:covered-table-cell/>
          <table:table-cell table:style-name="Таблица2.B4" table:number-columns-spanned="3" office:value-type="string">
            <text:p text:style-name="P53">4785</text:p>
          </table:table-cell>
          <table:covered-table-cell/>
          <table:covered-table-cell/>
          <table:table-cell table:style-name="Таблица2.B4" table:number-columns-spanned="2" office:value-type="string">
            <text:p text:style-name="P53">4703</text:p>
          </table:table-cell>
          <table:covered-table-cell/>
          <table:table-cell table:style-name="Таблица2.B4" office:value-type="string">
            <text:p text:style-name="P53">4730</text:p>
          </table:table-cell>
          <table:table-cell table:style-name="Таблица2.B4" office:value-type="string">
            <text:p text:style-name="P53">-9,57</text:p>
          </table:table-cell>
          <table:table-cell table:style-name="Таблица2.B4" office:value-type="string">
            <text:p text:style-name="P53">12,42</text:p>
          </table:table-cell>
          <table:covered-table-cell/>
        </table:table-row>
      </table:table>
      <text:p text:style-name="P71"/>
      <text:p text:style-name="P71"/>
      <text:p text:style-name="P72"><draw:frame draw:style-name="fr1" draw:name="16" text:anchor-type="as-char" svg:width="1.5165in" style:rel-width="scale" svg:height="0.4425in" style:rel-height="scale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65"><text:tab/></text:span></text:span><text:span text:style-name="Основной_20_шрифт_20_абзаца"><text:span text:style-name="T64"><text:tab/></text:span></text:span><draw:frame draw:style-name="fr1" draw:name="17" text:anchor-type="as-char" svg:width="1.4665in" style:rel-width="scale" svg:height="0.2508in" style:rel-height="scale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49"/>
      <text:p text:style-name="Обычный"><text:span text:style-name="Основной_20_шрифт_20_абзаца"><text:span text:style-name="T37">Выводы: </text:span></text:span><text:span text:style-name="Основной_20_шрифт_20_абзаца"><text:span text:style-name="T35"><text:tab/>Годен (не годен)</text:span></text:span></text:p>
      <text:p text:style-name="P46"/>
      <text:p text:style-name="P46">Квитанция-счёт: № 48_______-1;</text:p>
      <text:p text:style-name="P62"><text:span text:style-name="Основной_20_шрифт_20_абзаца"><text:span text:style-name="T35">Свидетельство (заключение о непригодности): № </text:span></text:span><text:span text:style-name="Основной_20_шрифт_20_абзаца"><text:span text:style-name="T36"><text:tab/></text:span></text:span><text:span text:style-name="Основной_20_шрифт_20_абзаца"><text:span text:style-name="T35">;</text:span></text:span></text:p>
      <text:p text:style-name="P62"><text:span text:style-name="Основной_20_шрифт_20_абзаца"><text:span text:style-name="T35">Клеймо-наклейка: № МН</text:span></text:span><text:span text:style-name="Основной_20_шрифт_20_абзаца"><text:span text:style-name="T36"><text:tab/></text:span></text:span><text:span text:style-name="Основной_20_шрифт_20_абзаца"><text:span text:style-name="T35">; </text:span></text:span></text:p>
      <text:p text:style-name="P46"/>
      <text:p text:style-name="P40"><text:span text:style-name="Основной_20_шрифт_20_абзаца"><text:span text:style-name="T35">Дата _______________<text:tab/>Поверитель __________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0" fo:hyphenation-push-char-count="0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0" fo:hyphenation-push-char-count="0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0" fo:hyphenation-push-char-count="0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0T12:08:32.98</dc:date>
    <meta:editing-duration>P3DT4H40M28S</meta:editing-duration>
    <meta:editing-cycles>344</meta:editing-cycles>
    <meta:generator>OpenOffice/4.1.6$Win32 OpenOffice.org_project/416m1$Build-9790</meta:generator>
    <meta:print-date>2025-09-10T11:50:50.25</meta:print-date>
    <meta:document-statistic meta:table-count="3" meta:image-count="0" meta:object-count="16" meta:page-count="2" meta:paragraph-count="141" meta:word-count="481" meta:character-count="3118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i>⋅</mi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⋅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4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i>⋅</mi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⋅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